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2c23c" officeooo:paragraph-rsid="0012c23c" style:font-size-asian="15pt" style:font-weight-asian="bold" style:font-size-complex="15pt" style:font-weight-complex="bold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2c23c" officeooo:paragraph-rsid="0012c23c" fo:background-color="#1e1e1e" style:font-size-asian="15pt" style:font-weight-asian="bold" style:font-size-complex="15pt" style:font-weight-complex="bold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c586c0"/>
    </style:style>
    <style:style style:name="T5" style:family="text">
      <style:text-properties fo:color="#4ec9b0"/>
    </style:style>
    <style:style style:name="T6" style:family="text">
      <style:text-properties fo:color="#ce9178"/>
    </style:style>
    <style:style style:name="T7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ise:</text:p>
      <text:p text:style-name="P1"/>
      <text:p text:style-name="P3"><text:span text:style-name="T1">function</text:span> <text:span text:style-name="T2">getData</text:span>(<text:span text:style-name="T3">uId</text:span>){</text:p>
      <text:p text:style-name="P2"><text:span text:style-name="T4">return</text:span> <text:span text:style-name="T1">new</text:span> <text:span text:style-name="T5">Promise</text:span>((<text:span text:style-name="T2">resolve</text:span>,<text:span text:style-name="T2">reject</text:span>)<text:span text:style-name="T1">=&gt;</text:span>{</text:p>
      <text:p text:style-name="P2"><text:span text:style-name="T2">setTimeout</text:span>(()<text:span text:style-name="T1">=&gt;</text:span>{</text:p>
      <text:p text:style-name="P2"><text:span text:style-name="T1">let</text:span> <text:span text:style-name="T3">error</text:span>=<text:span text:style-name="T1">false</text:span>;</text:p>
      <text:p text:style-name="P2"><text:span text:style-name="T4">if</text:span>(!<text:span text:style-name="T3">error</text:span>){</text:p>
      <text:p text:style-name="P2"><text:span text:style-name="T3">console</text:span>.<text:span text:style-name="T2">log</text:span>(<text:span text:style-name="T6">"Fetching data......"</text:span>);</text:p>
      <text:p text:style-name="P2"><text:span text:style-name="T2">resolve</text:span>(<text:span text:style-name="T6">"skc@gmail.com"</text:span>);</text:p>
      <text:p text:style-name="P2">}</text:p>
      <text:p text:style-name="P2"><text:span text:style-name="T4">else</text:span>{</text:p>
      <text:p text:style-name="P2"><text:span text:style-name="T2">reject</text:span>(<text:span text:style-name="T6">"error: There's a problem somewhere!!"</text:span>);</text:p>
      <text:p text:style-name="P2">}</text:p>
      <text:p text:style-name="P2">},<text:span text:style-name="T7">4000</text:span>);</text:p>
      <text:p text:style-name="P2">})</text:p>
      <text:p text:style-name="P2">}</text:p>
      <text:p text:style-name="P2"><text:span text:style-name="T3">console</text:span>.<text:span text:style-name="T2">log</text:span>(<text:span text:style-name="T6">"start"</text:span>);</text:p>
      <text:p text:style-name="P2"><text:span text:style-name="T1">var</text:span> <text:span text:style-name="T3">email</text:span>= <text:span text:style-name="T2">getData</text:span>(<text:span text:style-name="T6">"skc"</text:span>);</text:p>
      <text:p text:style-name="P2"><text:span text:style-name="T3">email</text:span>.<text:span text:style-name="T2">then</text:span>((<text:span text:style-name="T3">message</text:span>)<text:span text:style-name="T1">=&gt;</text:span><text:span text:style-name="T3">console</text:span>.<text:span text:style-name="T2">log</text:span>(<text:span text:style-name="T6">"Email id of the user id is:"</text:span>+<text:span text:style-name="T3">message</text:span>));</text:p>
      <text:p text:style-name="P2"><text:span text:style-name="T3">console</text:span>.<text:span text:style-name="T2">log</text:span>(<text:span text:style-name="T6">"end"</text:span>);</text:p>
      <text:p text:style-name="P2"/>
      <text:p text:style-name="P1">Await/async:</text:p>
      <text:p text:style-name="P1"/>
      <text:p text:style-name="P3"><text:span text:style-name="T1"/></text:p>
      <text:p text:style-name="P3"><text:span text:style-name="T1"/></text:p>
      <text:p text:style-name="P3"><text:span text:style-name="T1">async</text:span> <text:span text:style-name="T1">function</text:span> <text:span text:style-name="T2">getData</text:span>(<text:span text:style-name="T3">uId</text:span>){</text:p>
      <text:p text:style-name="P2"><text:span text:style-name="T1">var</text:span> <text:span text:style-name="T3">email</text:span>=<text:span text:style-name="T4">await</text:span> <text:span text:style-name="T1">new</text:span> <text:span text:style-name="T5">Promise</text:span>((<text:span text:style-name="T2">resolve</text:span>)<text:span text:style-name="T1">=&gt;</text:span><text:span text:style-name="T2">setTimeout</text:span>(() <text:span text:style-name="T1">=&gt;</text:span>{</text:p>
      <text:p text:style-name="P2"><text:span text:style-name="T3">console</text:span>.<text:span text:style-name="T2">log</text:span>(<text:span text:style-name="T6">"Fetched the data successfully!!"</text:span>);</text:p>
      <text:p text:style-name="P2"><text:span text:style-name="T2">resolve</text:span>(<text:span text:style-name="T6">"skc@gmail.com"</text:span>);</text:p>
      <text:p text:style-name="P2">},<text:span text:style-name="T7">4000</text:span>));</text:p>
      <text:p text:style-name="P2"><text:span text:style-name="T4">return</text:span> <text:span text:style-name="T3">email</text:span>;</text:p>
      <text:p text:style-name="P2">}</text:p>
      <text:p text:style-name="P2"><text:span text:style-name="T3">console</text:span>.<text:span text:style-name="T2">log</text:span>(<text:span text:style-name="T6">"start"</text:span>);</text:p>
      <text:p text:style-name="P2"><text:span text:style-name="T1">var</text:span> <text:span text:style-name="T3">email</text:span>=<text:span text:style-name="T2">getData</text:span>(<text:span text:style-name="T6">"skc"</text:span>);</text:p>
      <text:p text:style-name="P2"><text:span text:style-name="T3">email</text:span>.<text:span text:style-name="T2">then</text:span>(<text:span text:style-name="T3">message</text:span><text:span text:style-name="T1">=&gt;</text:span><text:span text:style-name="T3">console</text:span>,<text:span text:style-name="T2">log</text:span>(<text:span text:style-name="T6">"Email id of the user id is: "</text:span>+<text:span text:style-name="T3">message</text:span>));</text:p>
      <text:p text:style-name="P2"><text:span text:style-name="T3">console</text:span>.<text:span text:style-name="T2">log</text:span>(<text:span text:style-name="T6">"end"</text:span>)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6:49:14.843789960</meta:creation-date>
    <dc:date>2021-12-27T16:51:41.404637054</dc:date>
    <meta:editing-duration>PT2M27S</meta:editing-duration>
    <meta:editing-cycles>1</meta:editing-cycles>
    <meta:document-statistic meta:table-count="0" meta:image-count="0" meta:object-count="0" meta:page-count="1" meta:paragraph-count="31" meta:word-count="66" meta:character-count="705" meta:non-whitespace-character-count="670"/>
    <meta:generator>LibreOffice/6.4.7.2$Linux_X86_64 LibreOffice_project/40$Build-2</meta:generator>
  </office:meta>
</office:document-meta>
</file>